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master-page-name="">
      <style:paragraph-properties fo:margin-left="1.356cm" fo:margin-right="2.646cm" fo:text-indent="0cm" style:auto-text-indent="false" style:page-number="auto" fo:padding="0.049cm" fo:border="0.035cm solid #000000" style:shadow="none"/>
    </style:style>
    <style:style style:name="P3" style:family="paragraph" style:parent-style-name="Standard">
      <style:paragraph-properties fo:margin-left="1.356cm" fo:margin-right="2.646cm" fo:text-indent="0cm" style:auto-text-indent="false" fo:padding="0.049cm" fo:border="0.035cm solid #000000" style:shadow="none"/>
    </style:style>
    <style:style style:name="P4" style:family="paragraph" style:parent-style-name="Standard" style:master-page-name="">
      <style:paragraph-properties fo:margin-left="1.307cm" fo:margin-right="2.679cm" fo:text-indent="0cm" style:auto-text-indent="false" style:page-number="auto" fo:padding="0.049cm" fo:border="0.035cm solid #000000" style:shadow="none"/>
    </style:style>
    <style:style style:name="P5" style:family="paragraph" style:parent-style-name="Standard">
      <style:paragraph-properties fo:margin-left="1.307cm" fo:margin-right="2.679cm" fo:text-indent="0cm" style:auto-text-indent="false" fo:padding="0.049cm" fo:border="0.035cm solid #000000" style:shadow="none"/>
    </style:style>
    <style:style style:name="P6" style:family="paragraph" style:parent-style-name="Standard" style:master-page-name="">
      <style:paragraph-properties fo:margin-left="1.251cm" fo:margin-right="2.713cm" fo:text-indent="0cm" style:auto-text-indent="false" style:page-number="auto" fo:padding="0.049cm" fo:border="0.035cm solid #000000" style:shadow="none"/>
    </style:style>
    <style:style style:name="P7" style:family="paragraph" style:parent-style-name="Standard">
      <style:paragraph-properties fo:margin-left="1.251cm" fo:margin-right="2.713cm" fo:text-indent="0cm" style:auto-text-indent="false" fo:padding="0.049cm" fo:border="0.035cm solid #000000" style:shadow="none"/>
    </style:style>
    <style:style style:name="P8"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ceeds of Crime (Money Laundry) and Terrorist Financing Regulation:</text:p>
      <text:p text:style-name="Standard"/>
      <text:p text:style-name="P2">“cash” means coins referred to in section 7 of the Currency Act, notes issued by the Bank of Canada pursuant to the Bank of Canada Act that are intended for circulation in Canada or coins or bank notes of countries other than Canada. (espèces)</text:p>
      <text:p text:style-name="P3"/>
      <text:p text:style-name="Standard"/>
      <text:p text:style-name="Standard"/>
      <text:p text:style-name="P8">Currency Act:</text:p>
      <text:p text:style-name="Standard"/>
      <text:p text:style-name="P4">LEGAL TENDER</text:p>
      <text:p text:style-name="P5">8. (1) Subject <text:s/>to <text:s/>this <text:s/>section, <text:s/>a <text:s/>tender <text:s/>of payment of money is a legal tender if it is made</text:p>
      <text:p text:style-name="P5">(a) in coins that are current under section 7;</text:p>
      <text:p text:style-name="P5">and</text:p>
      <text:p text:style-name="P5">(b) in notes issued by the Bank of Canada pursuant to the Bank of Canada Act intended for circulation in Canada.</text:p>
      <text:p text:style-name="P1"> </text:p>
      <text:p text:style-name="P6">7. (1) A coin is current for the amount of its denomination in the currency of Canada if it was issued under the authority of</text:p>
      <text:p text:style-name="P7">(a) the Royal Canadian Mint Act; or</text:p>
      <text:p text:style-name="P7">(b) the Crown in any province of Canada be-fore it became part of Canada and if the coin was, immediately before October 15, 1952, current and legal tender in C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5-04-17T11:21:14.14</meta:creation-date>
    <meta:printed-by>Radu Hociung</meta:printed-by>
    <meta:print-date>2015-04-17T11:26:50.68</meta:print-date>
    <meta:document-statistic meta:table-count="0" meta:image-count="0" meta:object-count="0" meta:page-count="2" meta:paragraph-count="12" meta:word-count="171" meta:character-count="923"/>
    <dc:date>2015-04-17T11:34:05.38</dc:date>
    <dc:creator>Radu Hociung</dc:creator>
    <meta:editing-duration>PT12M53S</meta:editing-duration>
    <meta:editing-cycles>1</meta:editing-cycles>
    <meta:generator>OpenOffice/4.0.1$Win32 OpenOffice.org_project/401m5$Build-9714</meta:generator>
  </office:meta>
</office:document-meta>
</file>